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ad91"/>
    </style:style>
    <style:style style:name="P2" style:family="paragraph" style:parent-style-name="Standard">
      <style:text-properties officeooo:rsid="0013ad91" officeooo:paragraph-rsid="0013ad91"/>
    </style:style>
    <style:style style:name="P3" style:family="paragraph" style:parent-style-name="Standard">
      <style:text-properties officeooo:rsid="00158581" officeooo:paragraph-rsid="00158581"/>
    </style:style>
    <style:style style:name="T1" style:family="text">
      <style:text-properties officeooo:rsid="0013a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 Respostas também estão nas questões.</text:p>
      <text:p text:style-name="P1"/>
      <text:p text:style-name="P1">1). Resposta: Pois <text:span text:style-name="T1">árvore</text:span> binaria sendo recursiva ela tende a ser mais <text:span text:style-name="T1">rápida</text:span> na busca e também a ser mais <text:span text:style-name="T1">dinâmica</text:span> na hora da busca em comparação a outras formas aproveitando melhor o recurso <text:span text:style-name="T1">disponível.</text:span> </text:p>
      <text:p text:style-name="P1"><text:span text:style-name="T1"><text:tab/>E </text:span>utilizei a ordenação pelo <text:span text:style-name="T1">número</text:span> de telefone para assim fazer a comparação mais <text:span text:style-name="T1">rápida</text:span> do que comparar <text:s/><text:span text:style-name="T1">as </text:span>strings.</text:p>
      <text:p text:style-name="P1"/>
      <text:p text:style-name="P2">3). Resposta: A questão 2 porque tende a ser melhor em questão de perform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7T21:51:38.996000000</dc:date>
    <meta:editing-duration>PT3M30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4" meta:word-count="75" meta:character-count="440" meta:non-whitespace-character-count="366"/>
  </office:meta>
</office:document-meta>
</file>